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color="#ff0000" loext:opacity="100%"/>
    </style:style>
    <style:style style:name="T2" style:family="text">
      <style:text-properties fo:color="#c9211e" loext:opacity="100%"/>
    </style:style>
    <style:style style:name="T3" style:family="text">
      <style:text-properties fo:color="#55308d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ak Valley is a furniture business with multiple <text:span text:style-name="T1">stores</text:span> across Ireland. It sells several different</text:p>
      <text:p text:style-name="Standard">furniture <text:span text:style-name="T2">products</text:span>. These products are grouped into several different <text:span text:style-name="T3">product lines</text:span>. A product line is</text:p>
      <text:p text:style-name="Standard">noted by a product line id number and a name for the product line. One product line may be a group</text:p>
      <text:p text:style-name="Standard">of any number of products. A product must belong to exactly 1 product line. There may be new</text:p>
      <text:p text:style-name="Standard">products available that have not been ordered by any <text:span text:style-name="T1">customer</text:span> yet. Some products appear on many</text:p>
      <text:p text:style-name="Standard">customer orders. <text:span text:style-name="T1">Orders</text:span> can be placed directly by customers or by salespeople on their behalf in a</text:p>
      <text:p text:style-name="Standard">store. Each order placed contains an order id number, the quantity of any selected products, the date</text:p>
      <text:p text:style-name="Standard">the order was placed. An order may consist of more than one product. Each order is for exactly one</text:p>
      <text:p text:style-name="Standard">customer. The quantity of a product in stock may vary from store to store. Several warehouses are</text:p>
      <text:p text:style-name="Standard">used to store surplus stock. If an order is made online for a product, then a check is made to determine</text:p>
      <text:p text:style-name="Standard">if it is available in the region a customer is located in. A person must register their details before</text:p>
      <text:p text:style-name="Standard">placing an order. The following information is maintained on customers: their name (first and last</text:p>
      <text:p text:style-name="Standard">name), address, mobile number, email address. The payment methods used by oak Valley are card</text:p>
      <text:p text:style-name="Standard">or PayPal. An order can be cancelled within 24 hours of its placement. A customer will be informed</text:p>
      <text:p text:style-name="Standard">of the expected delivery date of an order. When an order is delivered it must be signed for and dated.</text:p>
      <text:p text:style-name="Standard">Oak valley has established sales regions, and each customer does business in one of these sales</text:p>
      <text:p text:style-name="Standard">regions. A store is in exactly one sales region. A sales region (noted by an id number and region name)</text:p>
      <text:p text:style-name="Standard">may have any number of customers. Oak valley has several salespersons, each of whom are assigned</text:p>
      <text:p text:style-name="Standard">to exactly 1 store. Some of the larger stores have more than one salesperson assigned to them. For</text:p>
      <text:p text:style-name="Standard">each salesperson, the salesperson identifying number, name (first and last) and mobile phone number</text:p>
      <text:p text:style-name="Standard">are maintained. For orders submitted in a store, Oak valley wants to keep track of which salesperson</text:p>
      <text:p text:style-name="Standard">handled it for commission purposes. Note a delivery of an order is handled by a driver working in the</text:p>
      <text:p text:style-name="Standard">same region that the order is to be delivered to. The delivery address may be different from the</text:p>
      <text:p text:style-name="Standard">customer’s address for a particular order, but both are in the same region.</text:p>
      <text:p text:style-name="Standard">Over 35% of addresses in Ireland share their address with at least one other property, making it</text:p>
      <text:p text:style-name="Standard">difficult for those delivering goods and services to accurately identify the location of an address.</text:p>
      <text:p text:style-name="Standard">Nasir Ahmad &amp; Vincent Emeakaroha 3</text:p>
      <text:p text:style-name="Standard">Eircode has been designed specifically to overcome this problem. Unlike other countries where</text:p>
      <text:p text:style-name="Standard">postcodes define a cluster or group of addresses, a unique Eircode is assigned to each residential and</text:p>
      <text:p text:style-name="Standard">business address. Oak Valley wants to exploit the benefits of using Eircode’s for deliveries.</text:p>
      <text:p text:style-name="Standard">A customer must supply an Eircode to the delivery address of an order.</text:p>
      <text:p text:style-name="Standard">Oak Valley products are supplied by one or more vendors. Each vendor may supply more than one</text:p>
      <text:p text:style-name="Standard">product. The price of a given product is dependent on the quantity purchased from the vendor at a</text:p>
      <text:p text:style-name="Standard">given time. The retail price of a product can be discounted at certain times of the year.</text:p>
      <text:p text:style-name="Standard">Oak valley owns a fleet of delivery vehicles which work in the established sales regions. It always</text:p>
      <text:p text:style-name="Standard">wants to be able to monitor its fleet of courier vehicles, noting the GPS location, the driver, and the</text:p>
      <text:p text:style-name="Standard">orders in his/her care. The vehicle details recorded are make, model, registration number and current</text:p>
      <text:p text:style-name="Standard">mileage. Each driver is assigned to work in a particular sales region.</text:p>
      <text:p text:style-name="Standard">The company wants to use GPS for courier tracki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09:18:37.530770593</meta:creation-date>
    <meta:editing-duration>PT18S</meta:editing-duration>
    <meta:editing-cycles>2</meta:editing-cycles>
    <meta:generator>LibreOffice/24.8.5.2$Linux_X86_64 LibreOffice_project/480$Build-2</meta:generator>
    <dc:date>2025-03-19T09:18:55.135396735</dc:date>
    <meta:document-statistic meta:table-count="0" meta:image-count="0" meta:object-count="0" meta:page-count="1" meta:paragraph-count="39" meta:word-count="633" meta:character-count="3628" meta:non-whitespace-character-count="3034"/>
  </office:meta>
</office:document-meta>
</file>